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f1d" officeooo:paragraph-rsid="00165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+alt+f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9:40:09.687504058</meta:creation-date>
    <dc:date>2020-12-23T09:40:39.906865632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1.5.2$Linux_X86_64 LibreOffice_project/10$Build-2</meta:generator>
  </office:meta>
</office:document-meta>
</file>